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762cm" svg:y1="1.762cm" svg:x2="1.762cm" svg:y2="6.79cm">
          <text:p/>
        </draw:line>
        <draw:line draw:style-name="gr1" draw:text-style-name="P1" draw:layer="layout" svg:x1="2.762cm" svg:y1="1.763cm" svg:x2="2.762cm" svg:y2="6.791cm">
          <text:p/>
        </draw:line>
        <draw:line draw:style-name="gr1" draw:text-style-name="P1" draw:layer="layout" svg:x1="3.762cm" svg:y1="1.763cm" svg:x2="3.762cm" svg:y2="6.791cm">
          <text:p/>
        </draw:line>
        <draw:line draw:style-name="gr1" draw:text-style-name="P1" draw:layer="layout" svg:x1="4.762cm" svg:y1="1.763cm" svg:x2="4.762cm" svg:y2="6.791cm">
          <text:p/>
        </draw:line>
        <draw:line draw:style-name="gr1" draw:text-style-name="P1" draw:layer="layout" svg:x1="5.762cm" svg:y1="1.763cm" svg:x2="5.762cm" svg:y2="6.791cm">
          <text:p/>
        </draw:line>
        <draw:line draw:style-name="gr1" draw:text-style-name="P1" draw:layer="layout" svg:x1="1.762cm" svg:y1="2.762cm" svg:x2="6.79cm" svg:y2="2.762cm">
          <text:p/>
        </draw:line>
        <draw:line draw:style-name="gr1" draw:text-style-name="P1" draw:layer="layout" svg:x1="1.763cm" svg:y1="1.762cm" svg:x2="6.791cm" svg:y2="1.762cm">
          <text:p/>
        </draw:line>
        <draw:line draw:style-name="gr1" draw:text-style-name="P1" draw:layer="layout" svg:x1="1.763cm" svg:y1="3.762cm" svg:x2="6.791cm" svg:y2="3.762cm">
          <text:p/>
        </draw:line>
        <draw:line draw:style-name="gr1" draw:text-style-name="P1" draw:layer="layout" svg:x1="1.763cm" svg:y1="4.762cm" svg:x2="6.791cm" svg:y2="4.762cm">
          <text:p/>
        </draw:line>
        <draw:line draw:style-name="gr1" draw:text-style-name="P1" draw:layer="layout" svg:x1="1.763cm" svg:y1="5.762cm" svg:x2="6.791cm" svg:y2="5.762cm">
          <text:p/>
        </draw:line>
        <draw:line draw:style-name="gr1" draw:text-style-name="P1" draw:layer="layout" svg:x1="1.763cm" svg:y1="6.762cm" svg:x2="6.791cm" svg:y2="6.762cm">
          <text:p/>
        </draw:line>
        <draw:line draw:style-name="gr1" draw:text-style-name="P1" draw:layer="layout" svg:x1="6.762cm" svg:y1="1.763cm" svg:x2="6.762cm" svg:y2="6.791cm">
          <text:p/>
        </draw:line>
        <draw:g>
          <draw:custom-shape draw:style-name="gr2" draw:text-style-name="P2" draw:layer="layout" svg:width="0.254cm" svg:height="0.381cm" svg:x="1.64cm" svg:y="2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1.64cm" svg:y="2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2.641cm" svg:y="2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2.641cm" svg:y="2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3.642cm" svg:y="2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3.642cm" svg:y="2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4.641cm" svg:y="2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4.641cm" svg:y="2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5.642cm" svg:y="2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5.642cm" svg:y="2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6.643cm" svg:y="2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6.643cm" svg:y="2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" draw:text-style-name="P1" draw:layer="layout" svg:x1="1.763cm" svg:y1="1.762cm" svg:x2="6.791cm" svg:y2="1.762cm">
          <text:p/>
        </draw:line>
        <draw:g>
          <draw:custom-shape draw:style-name="gr2" draw:text-style-name="P2" draw:layer="layout" svg:width="0.254cm" svg:height="0.381cm" svg:x="1.641cm" svg:y="1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1.641cm" svg:y="1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2.642cm" svg:y="1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2.642cm" svg:y="1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3.643cm" svg:y="1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3.643cm" svg:y="1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4.642cm" svg:y="1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4.642cm" svg:y="1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5.643cm" svg:y="1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5.643cm" svg:y="1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6.644cm" svg:y="1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6.644cm" svg:y="1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1.641cm" svg:y="3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1.641cm" svg:y="3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2.642cm" svg:y="3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2.642cm" svg:y="3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3.643cm" svg:y="3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3.643cm" svg:y="3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4.642cm" svg:y="3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4.642cm" svg:y="3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5.643cm" svg:y="3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5.643cm" svg:y="3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6.644cm" svg:y="3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6.644cm" svg:y="3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" draw:text-style-name="P1" draw:layer="layout" svg:x1="1.764cm" svg:y1="4.762cm" svg:x2="6.792cm" svg:y2="4.762cm">
          <text:p/>
        </draw:line>
        <draw:g>
          <draw:custom-shape draw:style-name="gr2" draw:text-style-name="P2" draw:layer="layout" svg:width="0.254cm" svg:height="0.381cm" svg:x="1.642cm" svg:y="4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1.642cm" svg:y="4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2.643cm" svg:y="4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2.643cm" svg:y="4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3.644cm" svg:y="4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3.644cm" svg:y="4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4.643cm" svg:y="4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4.643cm" svg:y="4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5.644cm" svg:y="4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5.644cm" svg:y="4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6.645cm" svg:y="4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6.645cm" svg:y="4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" draw:text-style-name="P1" draw:layer="layout" svg:x1="1.764cm" svg:y1="5.762cm" svg:x2="6.792cm" svg:y2="5.762cm">
          <text:p/>
        </draw:line>
        <draw:g>
          <draw:custom-shape draw:style-name="gr2" draw:text-style-name="P2" draw:layer="layout" svg:width="0.254cm" svg:height="0.381cm" svg:x="1.642cm" svg:y="5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1.642cm" svg:y="5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2.643cm" svg:y="5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2.643cm" svg:y="5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3.644cm" svg:y="5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3.644cm" svg:y="5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4.643cm" svg:y="5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4.643cm" svg:y="5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5.644cm" svg:y="5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5.644cm" svg:y="5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6.645cm" svg:y="5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6.645cm" svg:y="5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" draw:text-style-name="P1" draw:layer="layout" svg:x1="1.765cm" svg:y1="6.762cm" svg:x2="6.793cm" svg:y2="6.762cm">
          <text:p/>
        </draw:line>
        <draw:g>
          <draw:custom-shape draw:style-name="gr2" draw:text-style-name="P2" draw:layer="layout" svg:width="0.254cm" svg:height="0.381cm" svg:x="1.643cm" svg:y="6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1.643cm" svg:y="6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2.644cm" svg:y="6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2.644cm" svg:y="6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3.645cm" svg:y="6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3.645cm" svg:y="6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4.644cm" svg:y="6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4.644cm" svg:y="6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5.645cm" svg:y="6.37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5.645cm" svg:y="6.758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254cm" svg:height="0.381cm" svg:x="6.646cm" svg:y="6.7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54cm" svg:height="0.381cm" svg:x="6.646cm" svg:y="6.378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16:10:36.186921086</meta:creation-date>
    <dc:date>2021-01-16T16:32:47.595975528</dc:date>
    <meta:editing-duration>PT11M51S</meta:editing-duration>
    <meta:editing-cycles>1</meta:editing-cycles>
    <meta:document-statistic meta:object-count="124"/>
    <meta:generator>LibreOffice/6.4.6.2$Linux_X86_64 LibreOffice_project/40$Build-2</meta:generator>
  </office:meta>
</office:document-meta>
</file>